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3.A" style:family="table-column">
      <style:table-column-properties style:column-width="6.925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shadow="none" fo:keep-with-next="auto" style:may-break-between-rows="true" table:border-model="collapsing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5.A" style:family="table-column">
      <style:table-column-properties style:column-width="6.925in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65540" officeooo:paragraph-rsid="00065540"/>
    </style:style>
    <style:style style:name="P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style:text-underline-style="none" fo:font-weight="bold" officeooo:rsid="0060fe51" officeooo:paragraph-rsid="00065540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d1917" officeooo:paragraph-rsid="00065540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fc90a" officeooo:paragraph-rsid="00065540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Liberation Serif1" fo:font-style="normal" style:text-underline-style="none" fo:font-weight="bold" officeooo:rsid="00573e97" officeooo:paragraph-rsid="00065540" style:font-style-asian="normal" style:font-weight-asian="bold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fa8f" officeooo:paragraph-rsid="0017fa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88bf" officeooo:paragraph-rsid="001b88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7d495" officeooo:paragraph-rsid="0007d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8d1b4" officeooo:paragraph-rsid="0008d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bb65f" officeooo:paragraph-rsid="000bb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079fe" officeooo:paragraph-rsid="00107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3d9b9" officeooo:paragraph-rsid="0013d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7fa8f" officeooo:paragraph-rsid="0017fa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6272f" officeooo:paragraph-rsid="001627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b88bf" officeooo:paragraph-rsid="001b88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9a22" officeooo:paragraph-rsid="000a9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Standard" style:list-style-name="L1">
      <style:text-properties style:font-name="Liberation Serif1" fo:font-style="normal" style:text-underline-style="none" fo:font-weight="normal" officeooo:rsid="00573e97" officeooo:paragraph-rsid="00065540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normal" officeooo:rsid="005bea6f" officeooo:paragraph-rsid="00065540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style:text-underline-style="none" fo:font-weight="normal" officeooo:rsid="0060fe51" officeooo:paragraph-rsid="0006554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style:text-underline-style="none" fo:font-weight="normal" officeooo:rsid="0060fe51" officeooo:paragraph-rsid="00065540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normal" officeooo:rsid="005efb32" officeooo:paragraph-rsid="00065540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color="#ce181e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color="#ce181e" style:font-name="Liberation Serif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4da15" officeooo:paragraph-rsid="0014da15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a15" officeooo:paragraph-rsid="0014d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4502c" officeooo:paragraph-rsid="0014502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paragraph-rsid="0014502c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efb32" style:font-weight-asian="normal" style:font-weight-complex="normal"/>
    </style:style>
    <style:style style:name="T4" style:family="text">
      <style:text-properties officeooo:rsid="005efb3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officeooo:rsid="000d35c6"/>
    </style:style>
    <style:style style:name="T9" style:family="text">
      <style:text-properties officeooo:rsid="001627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ato gerador do IPI<text:span text:style-name="T2">:</text:span></text:p>
      <text:list xml:id="list2475392103" text:style-name="L1">
        <text:list-item>
          <text:p text:style-name="P30">no CTN:</text:p>
          <text:list>
            <text:list-item>
              <text:p text:style-name="P30">desembaraço aduaneiro, quando de procedência estrangeira;</text:p>
            </text:list-item>
            <text:list-item>
              <text:p text:style-name="P30">saída dos estabelecimentos industrial e equiparado a industrial;</text:p>
            </text:list-item>
            <text:list-item>
              <text:p text:style-name="P30">arrematação, quando apreendido ou abandonado e levado a leilão;</text:p>
            </text:list-item>
          </text:list>
        </text:list-item>
        <text:list-item>
          <text:p text:style-name="P30">no RIPI:</text:p>
          <text:list>
            <text:list-item>
              <text:p text:style-name="P30">desembaraço aduaneiro, quando de procedência estrangeira;</text:p>
            </text:list-item>
            <text:list-item>
              <text:p text:style-name="P30">saída de produto do estabelecimento industrial ou equiparado a industrial;</text:p>
            </text:list-item>
          </text:list>
        </text:list-item>
        <text:list-item>
          <text:p text:style-name="P31">o RIPI considera ocorrido o desembaraço aduaneiro da mercadoria que constar como tendo sido importada e cujo extravio ou avaria venham a ser apurados pela autoridade fiscal, inclusive na hipótese de mercadoria sob regime suspensivo de tributação.</text:p>
        </text:list-item>
      </text:list>
      <text:p text:style-name="P32"/>
      <text:p text:style-name="P33">CTN, Art. 118. A definição legal do FG é interpretada abstraindo-se:</text:p>
      <text:p text:style-name="P33">I – da validade jurídica dos atos efetivamente praticados pelos contribuintes, responsáveis, ou terceiros, bem como da natureza do objeto ou dos seus efeitos;</text:p>
      <text:p text:style-name="P33">II – dos efeitos dos fatos efetivamente ocorridos.</text:p>
      <text:p text:style-name="P35"/>
      <text:p text:style-name="P34">RIPI, Art. 39. O IPI é devido sejam quais forem as finalidades a que se destine o produto ou o título jurídico a que se faça a importação ou de que decorra a saída do estabelecimento produtor.</text:p>
      <text:p text:style-name="P34"/>
      <text:p text:style-name="P5"><text:span text:style-name="T2">Ou seja: o imposto é devido </text:span>independentemente<text:span text:style-name="T2"> da finalidade a qual esteja destinado o produto. </text:span><text:span text:style-name="T3">Assim, o STF decidiu em 2016 que </text:span><text:span text:style-name="T4">é legítima a incidência do IPI na importação de automóveis por PF’s para uso próprio</text:span><text:span text:style-name="T3">.</text:span></text:p>
      <text:p text:style-name="P39"/>
      <text:p text:style-name="P6"><text:span text:style-name="T3">S</text:span><text:span text:style-name="T2">TJ em </text:span>2014<text:span text:style-name="T2">: quanto ao produto importado, se não houvesse qualquer industrialização no estabelecimento importadora, </text:span>não<text:span text:style-name="T2"> poderia se falar em nova incidência do IPI na saída dos produtos importados do seu estabelecimento. Caso contrário estaríamos diante de </text:span>bitributação<text:span text:style-name="T2">.</text:span></text:p>
      <text:p text:style-name="P6"><text:span text:style-name="T2">STJ em </text:span>2015<text:span text:style-name="T2">: mudou entendimento – o segundo FG (saída do produto importado do estabelecimento importador) </text:span>é legítimo<text:span text:style-name="T2">. Nesse sentido, é importante conhecer o teor da ementa do REsp 1403532/SC:</text:span></text:p>
      <text:p text:style-name="P37">Não há qualquer ilegalidade na incidência do IPI na saída dos produtos de procedência estrangeira do estabelecimento do importador, já que equiparado a industrial (…).</text:p>
      <text:p text:style-name="P3"><text:span text:style-name="T2">Interpretação que não ocasiona a ocorrência de bis in idem, dupla tributação ou bitributação, porque a </text:span>lei elenca 2 FG’s distintos<text:span text:style-name="T2">, o </text:span>desembaraço aduaneiro<text:span text:style-name="T2"> proveniente da operação de compra de produto industrializado do exterior e a </text:span>saída do produto industrializado do estabelecimento importador<text:span text:style-name="T2"> equiparado a estabelecimento produtor, isto é, a primeira tributação recai sobre o preço de compra onde embutida a margem de lucro da empresa estrangeira e a segunda tributação recai sobre o preço de venda, onde já embutida a margem de lucro da empresa brasileira importadora. Além disso, não onera a cadeia além do razoável, pois o importador na primeira operação apenas acumula a condição de contribuinte de fato e de direito em razão da territorialidade, já que o estabelecimento industrial produtor estrangeiro não pode ser eleito pela lei nacional brasileira como contribuinte de direito do IPI (os limites da soberania tributária o impedem), sendo que a empresa importadora nacional </text:span><text:soft-page-break/><text:span text:style-name="T2">brasileira acumula o crédito do imposto pago no desembaraço aduaneiro para ser utilizado como abatimento do imposto a ser pago na saída do produto como contribuinte de direito (não-cumulatividade), mantendo-se a tributação apenas sobre o valor agregado</text:span><text:span text:style-name="T1">.</text:span></text:p>
      <text:p text:style-name="P36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38">RIPI, Art. 36, I: considera-se ocorrido o FG do IPI na entrega ao comprador, quanto aos produtos vendidos por intermédio de ambulantes.</text:p>
          </table:table-cell>
        </table:table-row>
      </table:table>
      <text:p text:style-name="P40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">RIPI, Art. 36, II: considera-se ocorrido o FG do IPI na saída de armazém-geral ou outro depositário do estabelecimento industrial ou equiparado a industrial depositante, quanto aos produtos entregues diretamente a outro estabelecimento.</text:p>
            <text:p text:style-name="P2"/>
            <text:p text:style-name="P4">A remessa dos produtos do indutrial ao armazém-geral, bem como o posterior retorno, são feitos com base em emissão de nota fiscal <text:span text:style-name="T5">com suspensão do IPI</text:span>. Mas se ao contrário dos produtos retornarem ao depósito, eles forem vendidos diretamente a terceiros, ocorrerá o FG do IPI na saída do armazém-geral.</text:p>
          </table:table-cell>
        </table:table-row>
      </table:table>
      <text:p text:style-name="P41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13">RIPI, Art. 36, III: considera-se ocorrido o FG do IPI na saída da repartição que promoveu o desembaraço aduaneiro, quanto aos produtos que, por ordem do importador, forem remetidos diretamente a terceiros.</text:p>
          </table:table-cell>
        </table:table-row>
      </table:table>
      <text:p text:style-name="P41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13">RIPI, Art. 36, IV: considera-se ocorrido o FG do IPI na saída do estabelecimento industrial diretamente para estabelecimento da mesma firma ou de terceiro, por ordem do encomendante, quanto aos produtos mandados industrializar por encomenda.</text:p>
          </table:table-cell>
        </table:table-row>
      </table:table>
      <text:p text:style-name="P41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14">RIPI, Art. 36, V: considera-se ocorrido o FG do IPI na saída de bens de produção dos associados para as suas cooperativas, equiparadas, por opção, a estabelecimento industrial.</text:p>
          </table:table-cell>
        </table:table-row>
      </table:table>
      <text:p text:style-name="P41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15">RIPI, Art. 36, VI: considera-se ocorrido o FG do IPI no <text:span text:style-name="T5">4º dia da data da emissão da respectiva NF</text:span>, quanto aos produtos que até o dia anterior (3º dia) não tiverem deixado o estabelecimento do contribuinte.</text:p>
            <text:p text:style-name="P24"/>
            <text:p text:style-name="P26">Ex.: No dia 01/01, a indústria Beta emitiu a NF relativa ao Lote B de sapatos por ela industrializados. Quando o FG irá ocorrer? <text:span text:style-name="T5">No</text:span> <text:span text:style-name="T5">momento da saída dos produtos</text:span>.</text:p>
            <text:p text:style-name="P26"/>
            <text:p text:style-name="P26">Caso esses produtos não deixem o estabelecimento industrial até o dia 04/01, no dia 05/01 considera-se como ocorrido o FG, por ficção legal, ou seja, os produtos não saíram, mas é como se tivessem saído.</text:p>
            <text:p text:style-name="P26"><text:soft-page-break/></text:p>
            <text:p text:style-name="P26">Se, por acaso, os produtos venham a sair no dia 02/01, qual é a data do FG? 02/01! E não no dia da emissão da NF…</text:p>
            <text:p text:style-name="P26"/>
            <text:p text:style-name="P29">Atenção!<text:span text:style-name="T2"> São </text:span>4 dias <text:span text:style-name="T6">CORRIDOS</text:span><text:span text:style-name="T2">, e não úteis.</text:span></text:p>
          </table:table-cell>
        </table:table-row>
      </table:table>
      <text:p text:style-name="P41"/>
      <table:table table:name="Table7" table:style-name="Table7" table:template-name="Default Style">
        <table:table-column table:style-name="Table7.A"/>
        <table:table-row table:style-name="Table7.1">
          <table:table-cell table:style-name="Table7.A1" office:value-type="string">
            <text:p text:style-name="P16">RIPI, Art. 36, VII: considera-se ocorrido o FG do IPI no momento em que ficar concluída a operação industrial, quando a industrialização se der no próprio local de consumo ou de utilização do produto, fora do estabelecimento industrial.</text:p>
            <text:p text:style-name="P16"/>
            <text:p text:style-name="P27">A operação tem-se por concluída quando houver a <text:span text:style-name="T5">entrega do produto ao adquirente</text:span> <text:span text:style-name="T5">ou na data em que se iniciar o seu consumo</text:span> ou sua utilização, se esta for anterior à formalização da entrega.</text:p>
          </table:table-cell>
        </table:table-row>
      </table:table>
      <text:p text:style-name="P41"/>
      <table:table table:name="Table8" table:style-name="Table8" table:template-name="Default Style">
        <table:table-column table:style-name="Table8.A"/>
        <table:table-row table:style-name="Table8.1">
          <table:table-cell table:style-name="Table8.A1" office:value-type="string">
            <text:p text:style-name="P17">RIPI, Art. 36, VIII: considera-se ocorrido o FG do IPI no início do consumo ou da utilização do papel destinado à impressão de livros, jornais e periódicos, em finalidade diferente de que lhe é prevista na imunidade de que trata o inciso I do art. 18, ou na saída do fabricante, do importador ou de seus estabelecimentos distribuidores, para pessoas que não sejam empresas jornalísticas ou editoras.</text:p>
          </table:table-cell>
        </table:table-row>
      </table:table>
      <text:p text:style-name="P41"/>
      <table:table table:name="Table9" table:style-name="Table9" table:template-name="Default Style">
        <table:table-column table:style-name="Table9.A"/>
        <table:table-row table:style-name="Table9.1">
          <table:table-cell table:style-name="Table9.A1" office:value-type="string">
            <text:p text:style-name="P17">RIPI, Art. 36, IX: considera-se ocorrido o FG do IPI na aquisição ou, se a venda tiver sido feita antes de concluída a operação industrial, na conclusão desta, quanto aos produtos que, antes de sair do estabelecimento que os tenha industrializado por encomenda, sejam por este adquiridos.</text:p>
          </table:table-cell>
        </table:table-row>
      </table:table>
      <text:p text:style-name="P41"/>
      <table:table table:name="Table10" table:style-name="Table10" table:template-name="Default Style">
        <table:table-column table:style-name="Table10.A"/>
        <table:table-row table:style-name="Table10.1">
          <table:table-cell table:style-name="Table10.A1" office:value-type="string">
            <text:p text:style-name="P17">RIPI, Art. 36, X: considera-se ocorrido o FG do IPI <text:span text:style-name="T7">na data da emissão da NF </text:span>pelo estabelecimento industrial, quadno da ocorrência de qualquer das hipóteses numeradas no inciso VII do art. 25 (<text:span text:style-name="T5">empresas comerciais exportadoras</text:span>).</text:p>
            <text:p text:style-name="P25"/>
            <text:p text:style-name="P27">A ECE será <text:span text:style-name="T5">responsável</text:span> pelo IPI nos casos em que:</text:p>
            <text:list xml:id="list3700780857" text:style-name="L2">
              <text:list-item>
                <text:p text:style-name="P11">tenham transcorrido 180 dias da data da emissão da NF e não for efetivada a exportação;</text:p>
              </text:list-item>
              <text:list-item>
                <text:p text:style-name="P11">produtos que eram para serem exportados foram revendidos no mercado interno; e</text:p>
              </text:list-item>
              <text:list-item>
                <text:p text:style-name="P11">ocorrer a destruição, o furto ou o roubo dos produtos que deveriam ser exportados.</text:p>
              </text:list-item>
            </text:list>
          </table:table-cell>
        </table:table-row>
      </table:table>
      <text:p text:style-name="P41"/>
      <table:table table:name="Table11" table:style-name="Table11" table:template-name="Default Style">
        <table:table-column table:style-name="Table11.A"/>
        <table:table-row table:style-name="Table11.1">
          <table:table-cell table:style-name="Table11.A1" office:value-type="string">
            <text:p text:style-name="P18">RIPI, Art. 36, XI: <text:span text:style-name="T8">considera-se ocorrido o FG do IPI </text:span>no momento da sua venda, quanto aos produtos objeto de operação de venda que forem consumidos ou utilizados dentro do estabelcimento industrial.</text:p>
            <text:p text:style-name="P18"/>
            <text:p text:style-name="P28"><text:soft-page-break/>Não confundir:</text:p>
            <text:list xml:id="list4127872124" text:style-name="L3">
              <text:list-item>
                <text:p text:style-name="P12">art. 36, XI → produto vendido e consumido <text:span text:style-name="T5">dentro do estabelecimento industrial</text:span>;</text:p>
              </text:list-item>
              <text:list-item>
                <text:p text:style-name="P12">art. 36, VII → industrialização no local de consumo, <text:s/><text:span text:style-name="T5">for a do estabelecimento industrial</text:span>.</text:p>
              </text:list-item>
            </text:list>
          </table:table-cell>
        </table:table-row>
      </table:table>
      <text:p text:style-name="P41"/>
      <table:table table:name="Table12" table:style-name="Table12" table:template-name="Default Style">
        <table:table-column table:style-name="Table12.A"/>
        <table:table-row table:style-name="Table12.1">
          <table:table-cell table:style-name="Table12.A1" office:value-type="string">
            <text:p text:style-name="P19">RIPI, Art. 36, XII: <text:span text:style-name="T8">considera-se ocorrido o FG do IPI </text:span>na saída simbólica de álcool das usinas produtoras para as suas cooperativas, equiparadas, por opção, a estabelecimento industrial.</text:p>
          </table:table-cell>
        </table:table-row>
      </table:table>
      <text:p text:style-name="P41"/>
      <table:table table:name="Table13" table:style-name="Table13" table:template-name="Default Style">
        <table:table-column table:style-name="Table13.A"/>
        <table:table-row table:style-name="Table13.1">
          <table:table-cell table:style-name="Table13.A1" office:value-type="string">
            <text:p text:style-name="P19">RIPI, Art. 36, XIII: <text:span text:style-name="T8">considera-se ocorrido o FG do IPI </text:span>na data do vencimento do prazo de permanência de mercadoria no recinto alfandegado, <text:span text:style-name="T5">antes de aplicada a pena de perdimento</text:span>, quando as mercadorias importadas forem consideradas abandonadas pelo decurso do referido prazo.</text:p>
          </table:table-cell>
        </table:table-row>
      </table:table>
      <text:p text:style-name="P41"/>
      <text:p text:style-name="P45">RIPI, Art. 37. Na hipótese de venda, exposição à venda, ou consumo no território nacional, de produtos destinados ao exterior, ou na hipótese de descumprimento das condições estabelecidas para a isenção ou a suspensão do imposto, considerar-se-á ocorrido o FG <text:span text:style-name="T5">na data da saída dos produtos do estabelecimento industrial ou equiparado a industrial</text:span>.</text:p>
      <text:p text:style-name="P47"/>
      <table:table table:name="Table14" table:style-name="Table14" table:template-name="Default Style">
        <table:table-column table:style-name="Table14.A"/>
        <table:table-row table:style-name="Table14.1">
          <table:table-cell table:style-name="Table14.A1" office:value-type="string">
            <text:p text:style-name="P43">Não ocorrência do FG no desembaraço aduaneiro:</text:p>
            <text:p text:style-name="P46">RIPI, Art. 38. <text:span text:style-name="T5">Não</text:span> constituem FG:</text:p>
            <text:p text:style-name="P46">I – o desembaraço aduaneiro de produto nacional que retorne ao Brasil, nos seguintes casos:</text:p>
            <text:p text:style-name="P46">a) quando enviado em consignação para o exterior e não vendido nos prazos autorizados;</text:p>
            <text:p text:style-name="P46">b) por defeito técnico que exija sua devolução, para reparo ou substituição;</text:p>
            <text:p text:style-name="P46">c) em virtude de modificações na sistemática de importação do país importador;</text:p>
            <text:p text:style-name="P46">d) por motivo de guerra ou calamidade pública; e</text:p>
            <text:p text:style-name="P46">e) por quaisquer outros fatores alheios à vontade do exportador.</text:p>
            <text:p text:style-name="P46"/>
            <text:p text:style-name="P44">Além disso, <text:span text:style-name="T5">não</text:span> ocorre o FG no desembaraço aduaneiro no retorno ao País de mercadoria que tenha saído amparada pelo <text:span text:style-name="T5">regime especial de exportação temporária</text:span>, <text:span text:style-name="T5">ainda que tal regime tenha sido descumprido</text:span>.</text:p>
          </table:table-cell>
        </table:table-row>
      </table:table>
      <text:p text:style-name="P42"/>
      <table:table table:name="Table15" table:style-name="Table15" table:template-name="Default Style">
        <table:table-column table:style-name="Table15.A"/>
        <table:table-row table:style-name="Table15.1">
          <table:table-cell table:style-name="Table15.A1" office:value-type="string">
            <text:p text:style-name="P8">Não ocorrência do FG nas saídas destinadas a locação ou arrendamento, <text:span text:style-name="T9">e de bens do ativo permanente</text:span><text:span text:style-name="T2">:</text:span></text:p>
            <text:p text:style-name="P21"><text:span text:style-name="T2">RIPI, Art. 38. </text:span>Não <text:span text:style-name="T2">constituem FG:</text:span></text:p>
            <text:p text:style-name="P21"><text:span text:style-name="T2">II – as saídas de produtos </text:span>subsequentes à primeira<text:span text:style-name="T2">:</text:span></text:p>
            <text:p text:style-name="P21"><text:soft-page-break/><text:span text:style-name="T2">a) nos casos de locação ou arrendamento, salvo se o produto tiver sido submetido a nova industrialização;</text:span></text:p>
            <text:p text:style-name="P22"><text:span text:style-name="T2">b) quando se tratar de </text:span>bens do ativo permanente<text:span text:style-name="T2">, industrializados ou importados pelo próprio estabelecimento industrial ou equiparado a industrial, </text:span>destinados à execução de serviços pela própria firma remetente<text:span text:style-name="T2">.</text:span></text:p>
          </table:table-cell>
        </table:table-row>
      </table:table>
      <text:p text:style-name="P42"/>
      <table:table table:name="Table16" table:style-name="Table16" table:template-name="Default Style">
        <table:table-column table:style-name="Table16.A"/>
        <table:table-row table:style-name="Table16.1">
          <table:table-cell table:style-name="Table16.A1" office:value-type="string">
            <text:p text:style-name="P9">Não ocorrência do FG quando da saída de bens do ativo permanente após 5 anos:</text:p>
            <text:p text:style-name="P20"><text:span text:style-name="T2">RIPI, Art. 38. </text:span>Não<text:span text:style-name="T2"> constituem FG:</text:span></text:p>
            <text:p text:style-name="P20"><text:span text:style-name="T2">III – a saída de produtos incorporados ao ativo permanente, após 5 anos de sua incorporação, pelo estabelecimento industrial, ou equiparado a industrial, que os tenha industrializado ou importado.</text:span></text:p>
          </table:table-cell>
        </table:table-row>
      </table:table>
      <text:p text:style-name="P42"/>
      <table:table table:name="Table17" table:style-name="Table17" table:template-name="Default Style">
        <table:table-column table:style-name="Table17.A"/>
        <table:table-row table:style-name="Table17.1">
          <table:table-cell table:style-name="Table17.A1" office:value-type="string">
            <text:p text:style-name="P10">Não ocorrência do FG quando há mudança de enderço<text:span text:style-name="T2">:</text:span></text:p>
            <text:p text:style-name="P23"><text:span text:style-name="T2">RIPI, Art. 38. Não constituem FG:</text:span></text:p>
            <text:p text:style-name="P23"><text:span text:style-name="T2">IV – a saída de produtos por motivo de mudança de endereço do estabelecimento.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65540" officeooo:paragraph-rsid="0006554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IPI: BC, valor tributável, créditos, período de apuração, apuração do imposto, IPI na importação, crédito presumido, recolhiment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46:58.903000000</meta:creation-date>
    <dc:date>2018-03-31T10:58:28.871000000</dc:date>
    <meta:editing-duration>PT39M26S</meta:editing-duration>
    <meta:editing-cycles>15</meta:editing-cycles>
    <meta:generator>LibreOffice/6.0.1.1$Windows_X86_64 LibreOffice_project/60bfb1526849283ce2491346ed2aa51c465abfe6</meta:generator>
    <meta:document-statistic meta:table-count="17" meta:image-count="0" meta:object-count="0" meta:page-count="5" meta:paragraph-count="66" meta:word-count="1575" meta:character-count="9828" meta:non-whitespace-character-count="8323"/>
  </office:meta>
</office:document-meta>
</file>